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269BAA9F75F59637D26.png" manifest:media-type="image/png"/>
  <manifest:file-entry manifest:full-path="Pictures/1000000000000297000001F7D34BBE0B0AC85C21.png" manifest:media-type="image/png"/>
  <manifest:file-entry manifest:full-path="Pictures/10000000000002970000008E405487E193F3012D.png" manifest:media-type="image/png"/>
  <manifest:file-entry manifest:full-path="Pictures/10000000000002900000024BEB120DA62BB53E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5a8dc" officeooo:paragraph-rsid="0015a8dc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.357cm" svg:height="15.531cm" draw:z-index="0"><draw:image xlink:href="Pictures/10000000000002900000024BEB120DA62BB53ECD.png" xlink:type="simple" xlink:show="embed" xlink:actuate="onLoad" loext:mime-type="image/png"/></draw:frame><draw:frame draw:style-name="fr2" draw:name="Imagen2" text:anchor-type="char" svg:x="0.104cm" svg:y="16.007cm" svg:width="17.542cm" svg:height="3.757cm" draw:z-index="1"><draw:image xlink:href="Pictures/10000000000002970000008E405487E193F3012D.png" xlink:type="simple" xlink:show="embed" xlink:actuate="onLoad" loext:mime-type="image/png"/></draw:frame></text:p>
      <text:p text:style-name="P2"/>
      <text:p text:style-name="Standard"><draw:frame draw:style-name="fr1" draw:name="Imagen3" text:anchor-type="char" svg:width="17.542cm" svg:height="13.309cm" draw:z-index="2"><draw:image xlink:href="Pictures/1000000000000297000001F7D34BBE0B0AC85C21.png" xlink:type="simple" xlink:show="embed" xlink:actuate="onLoad" loext:mime-type="image/png"/></draw:frame></text:p>
      <text:p text:style-name="P2"/>
      <text:p text:style-name="Standard"><draw:frame draw:style-name="fr1" draw:name="Imagen4" text:anchor-type="char" svg:width="17.489cm" svg:height="16.325cm" draw:z-index="3"><draw:image xlink:href="Pictures/100000000000029500000269BAA9F75F59637D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5a8dc" officeooo:paragraph-rsid="0015a8d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a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21:10:10.607494043</meta:creation-date>
    <dc:date>2022-10-05T21:15:09.538178668</dc:date>
    <meta:editing-duration>PT5M</meta:editing-duration>
    <meta:editing-cycles>1</meta:editing-cycles>
    <meta:document-statistic meta:table-count="0" meta:image-count="4" meta:object-count="0" meta:page-count="3" meta:paragraph-count="1" meta:word-count="5" meta:character-count="42" meta:non-whitespace-character-count="37"/>
    <meta:generator>LibreOffice/6.4.7.2$Linux_X86_64 LibreOffice_project/40$Build-2</meta:generator>
  </office:meta>
</office:document-meta>
</file>